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1.482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598cm"/>
    </style:style>
    <style:style style:name="gr9" style:family="graphic" style:parent-style-name="standard">
      <style:graphic-properties draw:stroke="none" draw:fill="none" fo:min-height="0.823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0.62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14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 draw:auto-grow-height="false" fo:min-height="1.395cm" fo:min-width="1.061cm"/>
    </style:style>
    <style:style style:name="gr19" style:family="graphic" style:parent-style-name="standard">
      <style:graphic-properties draw:textarea-vertical-align="middle" draw:auto-grow-height="false" fo:min-height="1.486cm" fo:min-width="1.061cm"/>
    </style:style>
    <style:style style:name="gr20" style:family="graphic" style:parent-style-name="standard">
      <style:graphic-properties draw:textarea-vertical-align="middle" draw:auto-grow-height="false" fo:min-height="1.36cm" fo:min-width="1.26cm"/>
    </style:style>
    <style:style style:name="gr21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24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29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0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e6e6ff" draw:textarea-horizontal-align="justify" draw:textarea-vertical-align="middle" draw:auto-grow-height="false" fo:min-height="0.62cm" fo:min-width="0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e6e6ff"/>
      <style:paragraph-properties fo:text-align="center"/>
    </style:style>
    <style:style style:name="P5" style:family="paragraph">
      <loext:graphic-properties draw:fill="none" draw:fill-color="#ffffff"/>
      <style:text-properties fo:font-size="12.6999998092651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6.2999992370605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hatch" draw:fill-color="#0000ff" draw:fill-hatch-name="Black_20_45_20_Degrees"/>
      <style:paragraph-properties fo:text-align="center"/>
    </style:style>
    <style:style style:name="P11" style:family="paragraph">
      <loext:graphic-properties draw:fill="hatch" draw:fill-color="#0000ff" draw:fill-hatch-name="Black_20_90_20_Degrees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14" style:family="paragraph">
      <loext:graphic-properties draw:fill="solid" draw:fill-color="#0066cc"/>
      <style:paragraph-properties fo:text-align="center"/>
    </style:style>
    <style:style style:name="P15" style:family="paragraph">
      <loext:graphic-properties draw:fill="none" draw:fill-color="#ffffff"/>
      <style:text-properties fo:font-size="16.2999992370605pt"/>
    </style:style>
    <style:style style:name="P16" style:family="paragraph">
      <loext:graphic-properties draw:fill="none" draw:fill-color="#ffffff"/>
      <style:text-properties fo:font-size="39.9000015258789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19" style:family="paragraph">
      <loext:graphic-properties draw:opacity="40%"/>
      <style:paragraph-properties fo:text-align="center"/>
      <style:text-properties fo:font-size="14pt" style:font-size-asian="18pt" style:font-size-complex="18pt"/>
    </style:style>
    <style:style style:name="P20" style:family="paragraph">
      <loext:graphic-properties draw:fill-color="#aea79f" draw:opacity="40%"/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3.8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5.2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6.655cm" svg:y="4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2.6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4.342cm" svg:y="1.492cm">
          <draw:text-box>
            <text:p><text:span text:style-name="T1">gene1</text:span></text:p>
          </draw:text-box>
        </draw:frame>
        <draw:frame draw:style-name="gr6" draw:text-style-name="P5" draw:layer="layout" svg:width="1.982cm" svg:height="0.871cm" svg:x="14.295cm" svg:y="2.552cm">
          <draw:text-box>
            <text:p><text:span text:style-name="T1">gene2</text:span></text:p>
          </draw:text-box>
        </draw:frame>
        <draw:line draw:style-name="gr7" draw:text-style-name="P6" draw:layer="layout" svg:x1="12.381cm" svg:y1="4.455cm" svg:x2="13.89cm" svg:y2="4.685cm">
          <text:p/>
        </draw:line>
        <draw:line draw:style-name="gr7" draw:text-style-name="P6" draw:layer="layout" svg:x1="12.632cm" svg:y1="1.695cm" svg:x2="13.889cm" svg:y2="4.685cm">
          <text:p/>
        </draw:line>
        <draw:line draw:style-name="gr7" draw:text-style-name="P6" draw:layer="layout" svg:x1="13.889cm" svg:y1="3.305cm" svg:x2="15.237cm" svg:y2="4.866cm">
          <text:p/>
        </draw:line>
        <draw:line draw:style-name="gr7" draw:text-style-name="P6" draw:layer="layout" svg:x1="15.238cm" svg:y1="4.866cm" svg:x2="16.656cm" svg:y2="3.305cm">
          <text:p/>
        </draw:line>
        <draw:line draw:style-name="gr7" draw:text-style-name="P6" draw:layer="layout" svg:x1="16.655cm" svg:y1="4.685cm" svg:x2="18.164cm" svg:y2="4.455cm">
          <text:p/>
        </draw:line>
        <draw:line draw:style-name="gr7" draw:text-style-name="P6" draw:layer="layout" svg:x1="16.655cm" svg:y1="4.685cm" svg:x2="17.661cm" svg:y2="1.925cm">
          <text:p/>
        </draw:line>
        <draw:frame draw:style-name="gr8" draw:text-style-name="P7" draw:layer="layout" svg:width="1.722cm" svg:height="0.848cm" svg:x="12.331cm" svg:y="6.171cm">
          <draw:text-box>
            <text:p><text:span text:style-name="T2">Zra</text:span><text:span text:style-name="T3">I</text:span></text:p>
          </draw:text-box>
        </draw:frame>
        <draw:frame draw:style-name="gr9" draw:text-style-name="P8" draw:layer="layout" svg:width="2.339cm" svg:height="1.073cm" svg:x="16.339cm" svg:y="6.1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7" draw:layer="layout" svg:width="1.385cm" svg:height="0.848cm" svg:x="14.561cm" svg:y="6.171cm">
          <draw:text-box>
            <text:p><text:span text:style-name="T2">Aji</text:span><text:span text:style-name="T3">I</text:span></text:p>
          </draw:text-box>
        </draw:frame>
        <draw:custom-shape draw:style-name="gr10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7" draw:id="id7" draw:layer="layout" svg:width="1.257cm" svg:height="0.299cm" svg:x="11.375cm" svg:y="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9" draw:id="id9" draw:layer="layout" svg:width="1.257cm" svg:height="0.299cm" svg:x="18.073cm" svg:y="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1.257cm" svg:height="0.299cm" svg:x="5.068cm" svg:y="16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6" draw:id="id6" draw:layer="layout" svg:width="1.257cm" svg:height="0.299cm" svg:x="19.533cm" svg:y="18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3" draw:id="id3" draw:layer="layout" svg:width="1.257cm" svg:height="0.299cm" svg:x="11.042cm" svg:y="12.044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.792cm" svg:y1="10.189cm" svg:x2="5.265cm" svg:y2="13.084cm" draw:start-shape="id1" draw:start-glue-point="3" draw:end-shape="id2" draw:end-glue-point="3" svg:d="M1792 10189c-288 0-2024 2895 3473 2895" svg:viewBox="0 0 3960 2896">
          <text:p/>
        </draw:connector>
        <draw:connector draw:style-name="gr17" draw:text-style-name="P6" draw:layer="layout" draw:type="curve" draw:line-skew="-0.627cm" svg:x1="7.715cm" svg:y1="13.084cm" svg:x2="12.299cm" svg:y2="12.193cm" draw:start-shape="id2" draw:start-glue-point="1" draw:end-shape="id3" draw:end-glue-point="1" svg:d="M7715 13084c6687 0 4395-891 4584-891" svg:viewBox="0 0 4816 892">
          <text:p/>
        </draw:connector>
        <draw:custom-shape draw:style-name="gr18" draw:text-style-name="P12" draw:layer="layout" svg:width="1.561cm" svg:height="1.645cm" draw:transform="rotate (1.5707963267949) translate (24.626cm 6.261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9" draw:text-style-name="P12" draw:layer="layout" svg:width="1.561cm" svg:height="1.736cm" draw:transform="rotate (1.5707963267949) translate (4.511cm 6.038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26.135cm" svg:y="16.17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1.242cm" svg:y="15.94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onnector draw:style-name="gr21" draw:text-style-name="P14" draw:layer="layout" draw:type="curve" svg:x1="5.068cm" svg:y1="16.513cm" svg:x2="9.352cm" svg:y2="19.496cm" draw:start-shape="id4" draw:start-glue-point="3" draw:end-shape="id5" draw:end-glue-point="3" svg:d="M5068 16513c-753 0-2895 2983 4284 2983" svg:viewBox="0 0 5176 2984">
          <text:p/>
        </draw:connector>
        <draw:connector draw:style-name="gr22" draw:text-style-name="P6" draw:layer="layout" draw:type="curve" svg:x1="12.068cm" svg:y1="19.496cm" svg:x2="20.79cm" svg:y2="18.158cm" draw:start-shape="id5" draw:start-glue-point="1" draw:end-shape="id6" draw:end-glue-point="1" svg:d="M12068 19496c13834 0 9473-1338 8722-1338" svg:viewBox="0 0 9965 1339">
          <text:p/>
        </draw:connector>
        <draw:frame draw:style-name="gr23" draw:text-style-name="P15" xml:id="id2" draw:id="id2" draw:layer="layout" svg:width="2.45cm" svg:height="0.899cm" svg:x="5.265cm" svg:y="12.635cm">
          <draw:text-box>
            <text:p><text:span text:style-name="T5">pYPK0</text:span></text:p>
          </draw:text-box>
        </draw:frame>
        <draw:connector draw:style-name="gr24" draw:text-style-name="P6" draw:layer="layout" draw:type="curve" svg:x1="11.375cm" svg:y1="5.371cm" svg:x2="14.109cm" svg:y2="7.739cm" draw:start-shape="id7" draw:start-glue-point="3" draw:end-shape="id8" draw:end-glue-point="3" svg:d="M11375 5371c-753 0-2120 2368 2734 2368" svg:viewBox="0 0 3504 2369">
          <text:p/>
        </draw:connector>
        <draw:connector draw:style-name="gr24" draw:text-style-name="P6" draw:layer="layout" draw:type="curve" svg:x1="19.33cm" svg:y1="5.371cm" svg:x2="16.559cm" svg:y2="7.739cm" draw:start-shape="id9" draw:start-glue-point="1" draw:end-shape="id8" draw:end-glue-point="1" svg:d="M19330 5371c751 0 2137 2368-2771 2368" svg:viewBox="0 0 3542 2369">
          <text:p/>
        </draw:connector>
        <draw:frame draw:style-name="gr23" draw:text-style-name="P15" xml:id="id8" draw:id="id8" draw:layer="layout" svg:width="2.45cm" svg:height="0.899cm" svg:x="14.109cm" svg:y="7.29cm">
          <draw:text-box>
            <text:p><text:span text:style-name="T5">pYPKa</text:span></text:p>
          </draw:text-box>
        </draw:frame>
        <draw:custom-shape draw:style-name="gr16" draw:text-style-name="P13" draw:layer="layout" svg:width="1.257cm" svg:height="0.299cm" svg:x="19.4cm" svg:y="17.32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6" draw:layer="layout" svg:width="3.52cm" svg:height="1.991cm" svg:x="8.139cm" svg:y="1.086cm">
          <draw:text-box>
            <text:p><text:span text:style-name="T6">A</text:span></text:p>
          </draw:text-box>
        </draw:frame>
        <draw:frame draw:style-name="gr25" draw:text-style-name="P16" draw:layer="layout" svg:width="3.52cm" svg:height="1.991cm" svg:x="1.281cm" svg:y="6.366cm">
          <draw:text-box>
            <text:p><text:span text:style-name="T6">B</text:span></text:p>
          </draw:text-box>
        </draw:frame>
        <draw:frame draw:style-name="gr25" draw:text-style-name="P16" draw:layer="layout" svg:width="3.52cm" svg:height="1.991cm" svg:x="14.961cm" svg:y="14.199cm">
          <draw:text-box>
            <text:p><text:span text:style-name="T6">D</text:span></text:p>
          </draw:text-box>
        </draw:frame>
        <draw:frame draw:style-name="gr26" draw:text-style-name="P15" xml:id="id5" draw:id="id5" draw:layer="layout" svg:width="2.716cm" svg:height="0.899cm" svg:x="9.352cm" svg:y="19.047cm">
          <draw:text-box>
            <text:p><text:span text:style-name="T5">pYPKpw</text:span></text:p>
          </draw:text-box>
        </draw:frame>
        <draw:frame draw:style-name="gr27" draw:text-style-name="P17" xml:id="id10" draw:id="id10" draw:layer="layout" svg:width="1.778cm" svg:height="0.962cm" svg:x="18.009cm" svg:y="14.707cm">
          <draw:text-box>
            <text:p><text:span text:style-name="T7">Pac</text:span>I</text:p>
          </draw:text-box>
        </draw:frame>
        <draw:line draw:style-name="gr7" draw:text-style-name="P6" draw:layer="layout" svg:x1="13.183cm" svg:y1="6.325cm" svg:x2="13.691cm" svg:y2="5.817cm">
          <text:p/>
        </draw:line>
        <draw:line draw:style-name="gr7" draw:text-style-name="P6" draw:layer="layout" svg:x1="15.215cm" svg:y1="6.171cm" svg:x2="15.215cm" svg:y2="5.817cm">
          <text:p/>
        </draw:line>
        <draw:line draw:style-name="gr7" draw:text-style-name="P6" draw:layer="layout" svg:x1="17.247cm" svg:y1="6.325cm" svg:x2="16.739cm" svg:y2="5.817cm">
          <text:p/>
        </draw:line>
        <draw:connector draw:style-name="gr7" draw:text-style-name="P6" draw:layer="layout" draw:type="line" svg:x1="18.898cm" svg:y1="15.669cm" svg:x2="18.83cm" svg:y2="17.111cm" draw:start-shape="id10" draw:end-shape="id11" draw:end-glue-point="1" svg:d="M18898 15669l-68 1442" svg:viewBox="0 0 69 1443">
          <text:p/>
        </draw:connector>
        <draw:custom-shape draw:style-name="gr28" draw:text-style-name="P18" draw:layer="layout" svg:width="1.778cm" svg:height="1.016cm" svg:x="10.589cm" svg:y="1.807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0.589cm" svg:y="3.07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1.778cm" svg:height="1.016cm" svg:x="18.063cm" svg:y="3.12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8.063cm" svg:y="1.85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8" draw:layer="layout" svg:width="1.778cm" svg:height="1.016cm" svg:x="3.639cm" svg:y="7.99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6.13cm" svg:y="9.24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8.727cm" svg:y="10.2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18.3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0.7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0.7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3.4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3.4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5.7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18.3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5.7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1.257cm" svg:height="0.299cm" svg:x="17.0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4" draw:id="id14" draw:layer="layout" svg:width="1.257cm" svg:height="0.299cm" svg:x="26.295cm" svg:y="12.40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7.045cm" svg:y1="10.55cm" svg:x2="20.518cm" svg:y2="13.445cm" draw:start-shape="id12" draw:start-glue-point="3" draw:end-shape="id13" draw:end-glue-point="3" svg:d="M17045 10550c-288 0-2024 2895 3473 2895" svg:viewBox="0 0 3960 2896">
          <text:p/>
        </draw:connector>
        <draw:connector draw:style-name="gr17" draw:text-style-name="P6" draw:layer="layout" draw:type="curve" draw:line-skew="-0.627cm" svg:x1="22.968cm" svg:y1="13.445cm" svg:x2="27.552cm" svg:y2="12.554cm" draw:start-shape="id13" draw:start-glue-point="1" draw:end-shape="id14" draw:end-glue-point="1" svg:d="M22968 13445c6687 0 4395-891 4584-891" svg:viewBox="0 0 4816 892">
          <text:p/>
        </draw:connector>
        <draw:frame draw:style-name="gr23" draw:text-style-name="P15" xml:id="id13" draw:id="id13" draw:layer="layout" svg:width="2.45cm" svg:height="0.899cm" svg:x="20.518cm" svg:y="12.996cm">
          <draw:text-box>
            <text:p><text:span text:style-name="T5">pYPK0</text:span></text:p>
          </draw:text-box>
        </draw:frame>
        <draw:frame draw:style-name="gr25" draw:text-style-name="P16" draw:layer="layout" svg:width="3.52cm" svg:height="1.991cm" svg:x="25.121cm" svg:y="7.341cm">
          <draw:text-box>
            <text:p><text:span text:style-name="T6">C</text:span></text:p>
          </draw:text-box>
        </draw:frame>
        <draw:frame draw:style-name="gr5" draw:text-style-name="P5" draw:layer="layout" svg:width="1.935cm" svg:height="0.871cm" svg:x="21.383cm" svg:y="9.602cm">
          <draw:text-box>
            <text:p><text:span text:style-name="T1">gene1</text:span></text:p>
          </draw:text-box>
        </draw:frame>
        <draw:custom-shape draw:style-name="gr30" draw:text-style-name="P20" draw:layer="layout" svg:width="1.778cm" svg:height="1.016cm" svg:x="23.98cm" svg:y="10.561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8.853cm" svg:y="8.35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1.97cm" svg:y="16.60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0.531cm" svg:height="0.92cm" svg:x="13.814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6.507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8.856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4.455cm" svg:y="16.748cm">
          <draw:text-box>
            <text:p><text:span text:style-name="T1">gene1</text:span></text:p>
          </draw:text-box>
        </draw:frame>
        <draw:custom-shape draw:style-name="gr30" draw:text-style-name="P20" xml:id="id11" draw:id="id11" draw:layer="layout" svg:width="1.778cm" svg:height="1.016cm" svg:x="17.052cm" svg:y="16.60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6.317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5.06cm" svg:y="15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7" draw:layer="layout" svg:width="1.778cm" svg:height="0.962cm" svg:x="4.349cm" svg:y="14.174cm">
          <draw:text-box>
            <text:p><text:span text:style-name="T7">Not</text:span>I</text:p>
          </draw:text-box>
        </draw:frame>
        <draw:line draw:style-name="gr7" draw:text-style-name="P6" draw:layer="layout" svg:x1="5.309cm" svg:y1="14.961cm" svg:x2="6.325cm" svg:y2="16.032cm">
          <text:p/>
        </draw:line>
        <draw:custom-shape draw:style-name="gr11" draw:text-style-name="P9" draw:layer="layout" svg:width="0.531cm" svg:height="0.92cm" svg:x="8.70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1.41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1.778cm" svg:height="1.016cm" svg:x="6.884cm" svg:y="15.01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9.375cm" svg:y="15.16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11.972cm" svg:y="15.016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0.531cm" svg:height="0.92cm" svg:x="13.75cm" svg:y="15.112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draw:layer="layout" svg:width="0.531cm" svg:height="0.92cm" svg:x="11.439cm" svg:y="16.699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5-07-27T08:47:58.051832151</dc:date>
    <meta:editing-duration>PT8H35M44S</meta:editing-duration>
    <meta:editing-cycles>21</meta:editing-cycles>
    <meta:generator>LibreOffice/4.4.2.2$Linux_X86_64 LibreOffice_project/40m0$Build-2</meta:generator>
    <meta:document-statistic meta:object-count="115"/>
  </office:meta>
</office:document-meta>
</file>